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3.758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c0c0c0"/>
      <style:text-properties fo:font-size="12pt" fo:font-weight="bold"/>
    </style:style>
    <style:style style:name="ce3" style:family="table-cell" style:parent-style-name="Default">
      <style:table-cell-properties fo:background-color="#bde6e1"/>
      <style:text-properties fo:font-weight="bold"/>
    </style:style>
    <style:style style:name="ce4" style:family="table-cell" style:parent-style-name="Default">
      <style:text-properties fo:font-style="itali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font-style="italic" fo:font-weight="bold"/>
    </style:style>
    <style:style style:name="ce6" style:family="table-cell" style:parent-style-name="Default">
      <style:table-cell-properties fo:background-color="#ffffff"/>
      <style:text-properties fo:font-weight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/>
      <style:text-properties fo:font-size="12pt" fo:font-weight="bold"/>
      <style:map style:condition="cell-content()=[$Feuille2.$A$5]" style:apply-style-name="KO" style:base-cell-address="Feuille2.A4"/>
    </style:style>
    <style:style style:name="ce8" style:family="table-cell" style:parent-style-name="Default">
      <style:map style:condition="cell-content()=[$Feuille2.$A$5]" style:apply-style-name="KO" style:base-cell-address="Feuille2.A4"/>
    </style:style>
    <style:style style:name="ce9" style:family="table-cell" style:parent-style-name="Default">
      <style:map style:condition="cell-content()=[$Feuille2.$A$5]" style:apply-style-name="KO" style:base-cell-address="Feuille2.A4"/>
    </style:style>
    <style:style style:name="ce10" style:family="table-cell" style:parent-style-name="Default">
      <style:table-cell-properties fo:background-color="#c0c0c0"/>
      <style:text-properties fo:font-size="12pt"/>
      <style:map style:condition="cell-content()=[$Feuille2.$A$5]" style:apply-style-name="KO" style:base-cell-address="Feuille2.A4"/>
    </style:style>
    <style:style style:name="ce11" style:family="table-cell" style:parent-style-name="Default">
      <style:table-cell-properties fo:background-color="#ffffff"/>
      <style:text-properties fo:font-weight="bold"/>
      <style:map style:condition="cell-content()=[$Feuille2.$A$5]" style:apply-style-name="KO" style:base-cell-address="Feuille2.A4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/>
      <style:text-properties fo:font-size="12pt" fo:font-weight="bold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3" style:family="table-cell" style:parent-style-name="Default"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5" style:family="table-cell" style:parent-style-name="Default">
      <style:table-cell-properties fo:background-color="#ff00ff" style:text-align-source="fix" style:repeat-content="false"/>
      <style:paragraph-properties fo:text-align="center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font-size="12pt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/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ce19" style:family="table-cell" style:parent-style-name="Default">
      <style:map style:condition="cell-content()=[$Feuille2.$A$4]" style:apply-style-name="Default" style:base-cell-address="Feuille2.A4"/>
      <style:map style:condition="cell-content()=[$Feuille2.$A$1]" style:apply-style-name="OK" style:base-cell-address="Feuille2.A4"/>
      <style:map style:condition="cell-content()=[$Feuille2.$A$2]" style:apply-style-name="KO" style:base-cell-address="Feuille2.A4"/>
    </style:style>
    <style:style style:name="ta_extref" style:family="table">
      <style:table-properties table:display="false"/>
    </style:style>
  </office:automatic-styles>
  <office:body>
    <office:spreadsheet>
      <table:table table:name="Sheet 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9"/>
        <table:table-row table:style-name="ro1">
          <table:table-cell table:style-name="ce1" office:value-type="string">
            <text:p>Description</text:p>
          </table:table-cell>
          <table:table-cell table:style-name="ce7" office:value-type="string">
            <text:p>Type</text:p>
          </table:table-cell>
          <table:table-cell table:style-name="ce12" office:value-type="string">
            <text:p>Etat</text:p>
          </table:table-cell>
        </table:table-row>
        <table:table-row table:style-name="ro1">
          <table:table-cell table:style-name="ce2" office:value-type="string" table:number-columns-spanned="3" table:number-rows-spanned="1">
            <text:p>Types de valeur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Booléen</text:p>
          </table:table-cell>
          <table:table-cell office:value-type="string">
            <text:p>boo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valeur flottante sans problème d'imprécision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valeur flottante quantifiée sur n bit</text:p>
          </table:table-cell>
          <table:table-cell office:value-type="string">
            <text:p>value::float01_*</text:p>
          </table:table-cell>
          <table:table-cell table:style-name="ce15" office:value-type="string">
            <text:p>Buggé</text:p>
          </table:table-cell>
        </table:table-row>
        <table:table-row table:style-name="ro1">
          <table:table-cell office:value-type="string">
            <text:p>niveau de gris sur 8bits</text:p>
          </table:table-cell>
          <table:table-cell office:value-type="string">
            <text:p>value::gl*</text:p>
          </table:table-cell>
          <table:table-cell table:style-name="ce15" office:value-type="string">
            <text:p>Buggé</text:p>
          </table:table-cell>
        </table:table-row>
        <table:table-row table:style-name="ro1">
          <table:table-cell office:value-type="string">
            <text:p>couleur au format teinte/saturation/luminance</text:p>
          </table:table-cell>
          <table:table-cell office:value-type="string">
            <text:p>value::hsl_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entier signé sur n bit</text:p>
          </table:table-cell>
          <table:table-cell office:value-type="string">
            <text:p>value::int_s*</text:p>
          </table:table-cell>
          <table:table-cell table:style-name="ce16" office:value-type="string">
            <text:p>A tester</text:p>
          </table:table-cell>
        </table:table-row>
        <table:table-row table:style-name="ro1">
          <table:table-cell office:value-type="string">
            <text:p>entier non signé sur n bit</text:p>
          </table:table-cell>
          <table:table-cell office:value-type="string">
            <text:p>value::int_u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couleur au format rouge/vert/bleu en 3 fois 8 bit</text:p>
          </table:table-cell>
          <table:table-cell office:value-type="string">
            <text:p>value::rgb8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vecteur algébrique</text:p>
          </table:table-cell>
          <table:table-cell office:value-type="string">
            <text:p>algebra::vec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Types de sit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arrête d'un graphe</text:p>
          </table:table-cell>
          <table:table-cell office:value-type="string">
            <text:p>util::edg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noeud d'un graphe</text:p>
          </table:table-cell>
          <table:table-cell office:value-type="string">
            <text:p>util::vertex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oint générique (n-D) sur grille régulière</text:p>
          </table:table-cell>
          <table:table-cell office:value-type="string">
            <text:p>poin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oint 2D sur une grille régulière</text:p>
          </table:table-cell>
          <table:table-cell office:value-type="string">
            <text:p>point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vecteur algébrique</text:p>
          </table:table-cell>
          <table:table-cell office:value-type="string">
            <text:p>algebra::vec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Types de domain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Domaines de définition d'une image / types d'ensemble de sites (points).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tableau de points</text:p>
          </table:table-cell>
          <table:table-cell office:value-type="string">
            <text:p>p_array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domaine dense sur une grille discrète régulière (en 2D un rectangle)</text:p>
          </table:table-cell>
          <table:table-cell office:value-type="string">
            <text:p>box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graphe dont les éléments (noeuds et/ou arrêtes) sont des ensembles de points</text:p>
          </table:table-cell>
          <table:table-cell office:value-type="string">
            <text:p>p_edge, p_vertices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ensemble de points vérifiant un prédicat</text:p>
          </table:table-cell>
          <table:table-cell office:value-type="string">
            <text:p>p_if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ile d'attente de points</text:p>
          </table:table-cell>
          <table:table-cell office:value-type="string">
            <text:p>p_queu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lage de points</text:p>
          </table:table-cell>
          <table:table-cell office:value-type="string">
            <text:p>p_ru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ensemble de plages de points</text:p>
          </table:table-cell>
          <table:table-cell office:value-type="string">
            <text:p>p_runs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ensemble mathématique de points</text:p>
          </table:table-cell>
          <table:table-cell office:value-type="string">
            <text:p>p_se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ensemble de points organisé (trié) par valeurs</text:p>
          </table:table-cell>
          <table:table-cell office:value-type="string">
            <text:p>p_vaccess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Types d'imag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Types primaires d'imag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image mono-dimensionnelle <text:s/></text:p>
          </table:table-cell>
          <table:table-cell office:value-type="string">
            <text:p>image1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2D classique avec données en RAM</text:p>
          </table:table-cell>
          <table:table-cell office:value-type="string">
            <text:p>image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tri-dimensionnelle <text:s/></text:p>
          </table:table-cell>
          <table:table-cell office:value-type="string">
            <text:p>image3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à valeur constante</text:p>
          </table:table-cell>
          <table:table-cell office:value-type="string">
            <text:p>flat_imag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définie par une fonction f : p -&gt; v sur un domaine D.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paresseuse (par mémoization) définie par une fonction f</text:p>
          </table:table-cell>
          <table:table-cell office:value-type="string">
            <text:p>lazy_image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table:style-name="ce4" office:value-type="string">
            <text:p>image dont les valeurs sont stockées par plages (run-length-encoding)</text:p>
          </table:table-cell>
          <table:table-cell office:value-type="string">
            <text:p>rle_image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éparse (ou à trous)</text:p>
          </table:table-cell>
          <table:table-cell office:value-type="string">
            <text:p>sparse_image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binaire compressée en mémoire (1 bit par valeur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Types d'images modifiées par effet sur le domaine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image restreinte par un prédicat</text:p>
          </table:table-cell>
          <table:table-cell office:value-type="string">
            <text:p>image_if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restreinte à un sous-domaine</text:p>
          </table:table-cell>
          <table:table-cell office:value-type="string">
            <text:p>sub_imag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restreinte à la fois par un prédicat et un sous-domaine</text:p>
          </table:table-cell>
          <table:table-cell office:value-type="string">
            <text:p>sub_image_if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agrandie à son domaine étendu</text:p>
          </table:table-cell>
          <table:table-cell office:value-type="string">
            <text:p>extende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résultante d'une transformation géométrique quelconque</text:p>
          </table:table-cell>
          <table:table-cell office:value-type="string">
            <text:p>tr_imag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résultante d'une transformation géométrique simple</text:p>
          </table:table-cell>
          <table:table-cell office:value-type="string">
            <text:p>tr_image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Types d'images modifiées par effet sur les valeur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image avec coercition des valeurs</text:p>
          </table:table-cell>
          <table:table-cell office:value-type="string">
            <text:p>cast_image</text:p>
          </table:table-cell>
          <table:table-cell table:style-name="ce16" office:value-type="string">
            <text:p>A tester</text:p>
          </table:table-cell>
        </table:table-row>
        <table:table-row table:style-name="ro1">
          <table:table-cell office:value-type="string">
            <text:p>image avec changement en-place du type des valeur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dont les valeurs sont des mixin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dont les valeurs sont vues à travers une fonction <text:s/></text:p>
          </table:table-cell>
          <table:table-cell office:value-type="string">
            <text:p>fun_image</text:p>
          </table:table-cell>
          <table:table-cell table:style-name="ce16" office:value-type="string">
            <text:p>A tester</text:p>
          </table:table-cell>
        </table:table-row>
        <table:table-row table:style-name="ro1">
          <table:table-cell office:value-type="string">
            <text:p>image de vecteurs résultante d'une superposition d'imag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Types d'images décoré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image étendue avec une fonction</text:p>
          </table:table-cell>
          <table:table-cell office:value-type="string">
            <text:p>extension_fu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étendue avec une seconde image</text:p>
          </table:table-cell>
          <table:table-cell office:value-type="string">
            <text:p>extension_ima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dont le domaine a été restreint et étendue avec elle-même (sans restriction)</text:p>
          </table:table-cell>
          <table:table-cell office:value-type="string">
            <text:p>extension_ima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étendue avec une valeur</text:p>
          </table:table-cell>
          <table:table-cell office:value-type="string">
            <text:p>extension_va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avec accès continu (non discret) aux données par interpolation</text:p>
          </table:table-cell>
          <table:table-cell office:value-type="string">
            <text:p>interpolate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mage avec effets de bords (visualisation, etc.) sur les accès aux valeur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image en mode sans échec</text:p>
          </table:table-cell>
          <table:table-cell office:value-type="string">
            <text:p>safe</text:p>
          </table:table-cell>
          <table:table-cell table:style-name="ce16" office:value-type="string">
            <text:p>A tester</text:p>
          </table:table-cell>
        </table:table-row>
        <table:table-row table:style-name="ro1">
          <table:table-cell office:value-type="string">
            <text:p>image avec changement du type d'accès aux valeur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Foncteur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Familles de fonction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fonctions algébrique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arithmétique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liées aux calculs différentiel et intégral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de passage d'un type de valeurs vers un autre (rgb2hsl par ex.)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de distributions (lois) de probabilité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de motifs géométriques (échiquier, etc.)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d'interpolation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logique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génératrices aléatoire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de transformations géométriques</text:p>
          </table:table-cell>
          <table:table-cell/>
          <table:table-cell table:style-name="ce14"/>
        </table:table-row>
        <table:table-row table:style-name="ro1">
          <table:table-cell office:value-type="string">
            <text:p>fonctions trigonométriques</text:p>
          </table:table-cell>
          <table:table-cell/>
          <table:table-cell table:style-name="ce14"/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Fonctions particulièr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fonction tableau : i -&gt; arr[i]</text:p>
          </table:table-cell>
          <table:table-cell office:value-type="string">
            <text:p>fun::i2v::array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nction correspondant à une image : p -&gt; ima(p)</text:p>
          </table:table-cell>
          <table:table-cell office:value-type="string">
            <text:p>fun::p2v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nction tableau associatif : k -&gt; map[k]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onction caractéristique d'un ensemble : e -&gt; 1_s(e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Accumulateur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Adaptateurs</text:p>
          </table:table-cell>
          <table:table-cell/>
          <table:table-cell table:style-name="ce14"/>
        </table:table-row>
        <table:table-row table:style-name="ro1">
          <table:table-cell office:value-type="string">
            <text:p>accumulateur fusionnant un couple d'entrées pour un accumulateur sous-jacent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accumulateur correspondant à une paire d'accumulateurs</text:p>
          </table:table-cell>
          <table:table-cell office:value-type="string">
            <text:p>accu::pair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accumulateur correspondant à un n-uplet d'accumulateurs</text:p>
          </table:table-cell>
          <table:table-cell office:value-type="string">
            <text:p>accu::tuple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Généraux</text:p>
          </table:table-cell>
          <table:table-cell/>
          <table:table-cell table:style-name="ce14"/>
        </table:table-row>
        <table:table-row table:style-name="ro1">
          <table:table-cell office:value-type="string">
            <text:p>argument (arg) d'un accumulateur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nombre d'éléments d'un ensemble</text:p>
          </table:table-cell>
          <table:table-cell office:value-type="string">
            <text:p>accu::coun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élément le plus représenté dans un ensemble</text:p>
          </table:table-cell>
          <table:table-cell office:value-type="string">
            <text:p>accu::maj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élément de rang k dans un ensemble</text:p>
          </table:table-cell>
          <table:table-cell office:value-type="string">
            <text:p>accu::rank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Sur un ensemble de valeurs</text:p>
          </table:table-cell>
          <table:table-cell/>
          <table:table-cell table:style-name="ce14"/>
        </table:table-row>
        <table:table-row table:style-name="ro1">
          <table:table-cell office:value-type="string">
            <text:p>corrélation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énergi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enthalpi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entropi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kurtosis (aplatissement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maximum</text:p>
          </table:table-cell>
          <table:table-cell office:value-type="string">
            <text:p>accu::max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oyenne</text:p>
          </table:table-cell>
          <table:table-cell office:value-type="string">
            <text:p>accu::mea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édian</text:p>
          </table:table-cell>
          <table:table-cell office:value-type="string">
            <text:p>accu::media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inimum</text:p>
          </table:table-cell>
          <table:table-cell office:value-type="string">
            <text:p>accu::mi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asymétri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somme</text:p>
          </table:table-cell>
          <table:table-cell office:value-type="string">
            <text:p>accu::sum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varianc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Sur un ensemble de points.</text:p>
          </table:table-cell>
          <table:table-cell/>
          <table:table-cell table:style-name="ce14"/>
        </table:table-row>
        <table:table-row table:style-name="ro1">
          <table:table-cell office:value-type="string">
            <text:p>compacité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onvexité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désordr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excentricité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élongation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surface</text:p>
          </table:table-cell>
          <table:table-cell office:value-type="string">
            <text:p>accu::coun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boîte englobante</text:p>
          </table:table-cell>
          <table:table-cell office:value-type="string">
            <text:p>accu::bbox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centre de masse</text:p>
          </table:table-cell>
          <table:table-cell office:value-type="string">
            <text:p>accu::center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érimètr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hauteur (valeur max - valeur min)</text:p>
          </table:table-cell>
          <table:table-cell office:value-type="string">
            <text:p>accu::heigh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volume (intégrale de la valeur sur la surface)</text:p>
          </table:table-cell>
          <table:table-cell office:value-type="string">
            <text:p>accu::volum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ctangularité</text:p>
          </table:table-cell>
          <table:table-cell office:value-type="string">
            <text:p>accu::site_set::rectangularity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sphéricité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5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Outils utilitair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Routines de bas-niveau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clone (copie) d'une image</text:p>
          </table:table-cell>
          <table:table-cell office:value-type="string">
            <text:p>duplicat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ajout d'une extension au domaine de l'image</text:p>
          </table:table-cell>
          <table:table-cell office:value-type="string">
            <text:p>exten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mplissage des valeurs d'une image par l'application d'une fonction</text:p>
          </table:table-cell>
          <table:table-cell office:value-type="string">
            <text:p>data::fil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mplissage d'une image avec les valeurs d'une seconde image</text:p>
          </table:table-cell>
          <table:table-cell office:value-type="string">
            <text:p>data::fil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mplissage d'une image avec une unique valeur</text:p>
          </table:table-cell>
          <table:table-cell office:value-type="string">
            <text:p>data::fil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initialisation des informations structurelles d'une image</text:p>
          </table:table-cell>
          <table:table-cell office:value-type="string">
            <text:p>initializ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opérateurs définis par défaut à partir d'opérateurs élémentair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recopie des valeurs d'une image dans une autre</text:p>
          </table:table-cell>
          <table:table-cell office:value-type="string">
            <text:p>data::paste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Objets de traitement d'imag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contour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voisinage générique</text:p>
          </table:table-cell>
          <table:table-cell office:value-type="string">
            <text:p>neighb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ixel ou élément d'image = couple (site + valeur)</text:p>
          </table:table-cell>
          <table:table-cell office:value-type="string">
            <text:p>util::pix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égion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5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Fenêtr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Fenêtres générales</text:p>
          </table:table-cell>
          <table:table-cell/>
          <table:table-cell table:style-name="ce14"/>
        </table:table-row>
        <table:table-row table:style-name="ro1">
          <table:table-cell office:value-type="string">
            <text:p>fenêtre sur un graphe</text:p>
          </table:table-cell>
          <table:table-cell office:value-type="string">
            <text:p>graph_elt_window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enêtre régulière (sur une grille)</text:p>
          </table:table-cell>
          <table:table-cell office:value-type="string">
            <text:p>window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enêtre associée à une ligne discrète</text:p>
          </table:table-cell>
          <table:table-cell office:value-type="string">
            <text:p>win::lin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ulti-fenêtre (c-a-d dépendant de sa localisation)</text:p>
          </table:table-cell>
          <table:table-cell office:value-type="string">
            <text:p>multipl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enêtre régulière pondérée</text:p>
          </table:table-cell>
          <table:table-cell office:value-type="string">
            <text:p>weighted_window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Fenêtres 2D</text:p>
          </table:table-cell>
          <table:table-cell/>
          <table:table-cell table:style-name="ce14"/>
        </table:table-row>
        <table:table-row table:style-name="ro1">
          <table:table-cell office:value-type="string">
            <text:p>ligne anti-diagonale</text:p>
          </table:table-cell>
          <table:table-cell office:value-type="string">
            <text:p>win::backdiag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ligne diagonale</text:p>
          </table:table-cell>
          <table:table-cell office:value-type="string">
            <text:p>win::diag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disque</text:p>
          </table:table-cell>
          <table:table-cell office:value-type="string">
            <text:p>win::disk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ligne horizontale</text:p>
          </table:table-cell>
          <table:table-cell office:value-type="string">
            <text:p>win::hlin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octogone</text:p>
          </table:table-cell>
          <table:table-cell office:value-type="string">
            <text:p>win::octogon2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string">
            <text:p>win::rectangl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ligne verticale</text:p>
          </table:table-cell>
          <table:table-cell office:value-type="string">
            <text:p>win::vline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Fenêtre 1D</text:p>
          </table:table-cell>
          <table:table-cell/>
          <table:table-cell table:style-name="ce14"/>
        </table:table-row>
        <table:table-row table:style-name="ro1">
          <table:table-cell office:value-type="string">
            <text:p>segment</text:p>
          </table:table-cell>
          <table:table-cell office:value-type="string">
            <text:p>win::segment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Fenêtres 3D</text:p>
          </table:table-cell>
          <table:table-cell/>
          <table:table-cell table:style-name="ce14"/>
        </table:table-row>
        <table:table-row table:style-name="ro1">
          <table:table-cell office:value-type="string">
            <text:p>boule</text:p>
          </table:table-cell>
          <table:table-cell office:value-type="string">
            <text:p>win::bal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cuboïde</text:p>
          </table:table-cell>
          <table:table-cell office:value-type="string">
            <text:p>win::cuboid3d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Entrées - sorti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format BMP</text:p>
          </table:table-cell>
          <table:table-cell office:value-type="string">
            <text:p>io::magick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 d'images issues de fax : Raw Fax G3</text:p>
          </table:table-cell>
          <table:table-cell office:value-type="string">
            <text:p>io::magick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ulti-formats JPEG</text:p>
          </table:table-cell>
          <table:table-cell office:value-type="string">
            <text:p>io::magick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 de base des images binaires</text:p>
          </table:table-cell>
          <table:table-cell office:value-type="string">
            <text:p>io::pbm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 de base des images en niveaux de gris</text:p>
          </table:table-cell>
          <table:table-cell office:value-type="string">
            <text:p>io::pgm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 PNG</text:p>
          </table:table-cell>
          <table:table-cell office:value-type="string">
            <text:p>io::magick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 de base des images en couleurs</text:p>
          </table:table-cell>
          <table:table-cell office:value-type="string">
            <text:p>io::ppm::*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ulti-formats TIFF</text:p>
          </table:table-cell>
          <table:table-cell office:value-type="string">
            <text:p>io::magick::*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Outils de déverminage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affiche une image en mode fenêtré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dessine une primitive dans une image</text:p>
          </table:table-cell>
          <table:table-cell office:value-type="string">
            <text:p>draw::box, draw::lin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ormate une image (non triviale) pour qu'elle soit visualisable</text:p>
          </table:table-cell>
          <table:table-cell office:value-type="string">
            <text:p>debug::forma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écrit ``hello world!'' dans une imag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affiche une image au format texte</text:p>
          </table:table-cell>
          <table:table-cell office:value-type="string">
            <text:p>debug::prinl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journalise une exécution</text:p>
          </table:table-cell>
          <table:table-cell office:value-type="string">
            <text:p>trace::*</text:p>
          </table:table-cell>
          <table:table-cell table:style-name="ce14" office:value-type="string">
            <text:p>OK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>
            <text:p>Opérateurs génériques</text:p>
          </table:table-cell>
          <table:table-cell table:style-name="ce10"/>
          <table:table-cell table:style-name="ce17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5" office:value-type="string">
            <text:p>Famille d'opérateurs</text:p>
          </table:table-cell>
          <table:table-cell/>
          <table:table-cell table:style-name="ce14"/>
        </table:table-row>
        <table:table-row table:style-name="ro1">
          <table:table-cell office:value-type="string">
            <text:p>filtres adaptatifs</text:p>
          </table:table-cell>
          <table:table-cell/>
          <table:table-cell table:style-name="ce14"/>
        </table:table-row>
        <table:table-row table:style-name="ro1">
          <table:table-cell office:value-type="string">
            <text:p>filtres par compas</text:p>
          </table:table-cell>
          <table:table-cell/>
          <table:table-cell table:style-name="ce14"/>
        </table:table-row>
        <table:table-row table:style-name="ro1">
          <table:table-cell office:value-type="string">
            <text:p>convolution (filtre linéaire) d'une image par un noyau (fenêtre pondérée)</text:p>
          </table:table-cell>
          <table:table-cell/>
          <table:table-cell table:style-name="ce14"/>
        </table:table-row>
        <table:table-row table:style-name="ro1">
          <table:table-cell office:value-type="string">
            <text:p>calcul par accumulation des sites (points) d'un ensemble</text:p>
          </table:table-cell>
          <table:table-cell/>
          <table:table-cell table:style-name="ce14"/>
        </table:table-row>
        <table:table-row table:style-name="ro1">
          <table:table-cell office:value-type="string">
            <text:p>calculs par accumulations des sites (points) d'une image d'étiquettes</text:p>
          </table:table-cell>
          <table:table-cell/>
          <table:table-cell table:style-name="ce14"/>
        </table:table-row>
        <table:table-row table:style-name="ro1">
          <table:table-cell office:value-type="string">
            <text:p>calcul par accumulation des valeurs d'une image</text:p>
          </table:table-cell>
          <table:table-cell/>
          <table:table-cell table:style-name="ce14"/>
        </table:table-row>
        <table:table-row table:style-name="ro1">
          <table:table-cell office:value-type="string">
            <text:p>calculs par accumulations des valeurs d'une image d'étiquettes</text:p>
          </table:table-cell>
          <table:table-cell/>
          <table:table-cell table:style-name="ce14"/>
        </table:table-row>
        <table:table-row table:style-name="ro1">
          <table:table-cell office:value-type="string">
            <text:p>application d'une fonction aux valeurs d'une image</text:p>
          </table:table-cell>
          <table:table-cell/>
          <table:table-cell table:style-name="ce14"/>
        </table:table-row>
        <table:table-row table:style-name="ro1">
          <table:table-cell office:value-type="string">
            <text:p>transformation par calcul d'un accumulateur sur les valeurs locales</text:p>
          </table:table-cell>
          <table:table-cell/>
          <table:table-cell table:style-name="ce14"/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Traitements de bas-niveau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Filtrage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détection de contours (Canny-Deriche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diffusion anisotrop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égalisation d'histogramm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iltre de Gabor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détection de points d'intérêt (Harris-Stephens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iltres médians séparabl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iltre de Nagao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iltre par moyenne non linéair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lissages (Deriche, Shen-Castan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iltre susan (Smith-Brady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Transformées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arbres des composant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arte de distances discrètes</text:p>
          </table:table-cell>
          <table:table-cell office:value-type="string">
            <text:p>transform::distance_geodesic</text:p>
          </table:table-cell>
          <table:table-cell table:style-name="ce14"/>
        </table:table-row>
        <table:table-row table:style-name="ro1">
          <table:table-cell office:value-type="string">
            <text:p>carte de distances exact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ourier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lignes de niveaux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alcul d'histogramme</text:p>
          </table:table-cell>
          <table:table-cell office:value-type="string">
            <text:p>histo::comput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Hough</text:p>
          </table:table-cell>
          <table:table-cell office:value-type="string">
            <text:p>transform::hough</text:p>
          </table:table-cell>
          <table:table-cell table:style-name="ce18" office:value-type="string">
            <text:p>A optimiser/spécialiser</text:p>
          </table:table-cell>
        </table:table-row>
        <table:table-row table:style-name="ro1">
          <table:table-cell office:value-type="string">
            <text:p>calcul des zones d'influence</text:p>
          </table:table-cell>
          <table:table-cell office:value-type="string">
            <text:p>transform::influence_zone_geodesic, transform::influence_zone_fron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étiquetage de composantes</text:p>
          </table:table-cell>
          <table:table-cell office:value-type="string">
            <text:p>labeling::blobs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étiquetage de composantes et calcul d'accumulateur</text:p>
          </table:table-cell>
          <table:table-cell office:value-type="string">
            <text:p>labeling::blobs_and_compute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matrice de co-occurrenc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squelettisation</text:p>
          </table:table-cell>
          <table:table-cell office:value-type="string">
            <text:p>morpho::skeleton_constrained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par ondelett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Morphologie mathématique</text:p>
          </table:table-cell>
          <table:covered-table-cell table:style-name="ce8"/>
          <table:covered-table-cell table:style-name="ce13"/>
        </table:table-row>
        <table:table-row table:style-name="ro1">
          <table:table-cell table:style-name="ce6"/>
          <table:table-cell table:style-name="ce11"/>
          <table:table-cell table:style-name="ce14"/>
        </table:table-row>
        <table:table-row table:style-name="ro1">
          <table:table-cell office:value-type="string">
            <text:p>filtres algébriques (ouvertures / fermetures d'attributs)</text:p>
          </table:table-cell>
          <table:table-cell office:value-type="string">
            <text:p>morpho::closing::*, morpho::opening::*</text:p>
            <text:p/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fermeture</text:p>
          </table:table-cell>
          <table:table-cell office:value-type="string">
            <text:p>morpho::closing::structura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dilatation</text:p>
          </table:table-cell>
          <table:table-cell office:value-type="string">
            <text:p>morpho::dilatio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dilatation géodésiqu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amélioration de contrast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érosion</text:p>
          </table:table-cell>
          <table:table-cell office:value-type="string">
            <text:p>morpho::erosio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gradients</text:p>
          </table:table-cell>
          <table:table-cell office:value-type="string">
            <text:p>morpho::gradien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chapeaux haut-de-forme</text:p>
          </table:table-cell>
          <table:table-cell office:value-type="string">
            <text:p>morpo::top_hat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hit-or-miss</text:p>
          </table:table-cell>
          <table:table-cell office:value-type="string">
            <text:p>morpho::hit_or_miss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Laplacien</text:p>
          </table:table-cell>
          <table:table-cell office:value-type="string">
            <text:p>morpho::laplacian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nivellement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ouverture</text:p>
          </table:table-cell>
          <table:table-cell office:value-type="string">
            <text:p>morpho::opening::structural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reconstruction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épaississements</text:p>
          </table:table-cell>
          <table:table-cell office:value-type="string">
            <text:p>morpho::thickening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amincissements</text:p>
          </table:table-cell>
          <table:table-cell office:value-type="string">
            <text:p>morpho::thinning</text:p>
          </table:table-cell>
          <table:table-cell table:style-name="ce14" office:value-type="string">
            <text:p>OK</text:p>
          </table:table-cell>
        </table:table-row>
        <table:table-row table:style-name="ro1">
          <table:table-cell office:value-type="string">
            <text:p>ligne de partage des eaux</text:p>
          </table:table-cell>
          <table:table-cell office:value-type="string">
            <text:p>morpho::meyer_wst, morpho::watershed::flooding</text:p>
            <text:p/>
          </table:table-cell>
          <table:table-cell table:style-name="ce14" office:value-type="string">
            <text:p>OK</text:p>
          </table:table-cell>
        </table:table-row>
        <table:table-row table:style-name="ro1" table:number-rows-repeated="3">
          <table:table-cell table:number-columns-repeated="2"/>
          <table:table-cell table:style-name="ce14"/>
        </table:table-row>
        <table:table-row table:style-name="ro1">
          <table:table-cell table:style-name="ce2" office:value-type="string" table:number-columns-spanned="3" table:number-rows-spanned="1">
            <text:p>Traitements de haut-niveau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Classification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binarisation statistiqu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binarisation par hystérési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lassification par morphologie de l'histogramm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lassification par k-moyennes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multi-seuillage de Fisher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classification par analyse de co-occurrences (Weszka)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 table:number-rows-repeated="2"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3" table:number-rows-spanned="1">
            <text:p>Segmentation</text:p>
          </table:table-cell>
          <table:covered-table-cell table:style-name="ce8"/>
          <table:covered-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office:value-type="string">
            <text:p>fusion statistiqu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usion avec critère informationnel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fusion prioritaire de Mumford-Shah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segmentation Markovienn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regroupement suivant la saillance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office:value-type="string">
            <text:p>segmentation morphologique par ligne de partage des eaux</text:p>
          </table:table-cell>
          <table:table-cell office:value-type="string">
            <text:p>Absent</text:p>
          </table:table-cell>
          <table:table-cell table:style-name="ce14" office:value-type="string">
            <text:p>KO</text:p>
          </table:table-cell>
        </table:table-row>
        <table:table-row table:style-name="ro1">
          <table:table-cell table:number-columns-repeated="2"/>
          <table:table-cell table:style-name="ce14"/>
        </table:table-row>
        <table:table-row table:style-name="ro2" table:number-rows-repeated="6521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 office:value-type="string">
            <text:p>OK</text:p>
          </table:table-cell>
        </table:table-row>
        <table:table-row table:style-name="ro2">
          <table:table-cell office:value-type="string">
            <text:p>KO</text:p>
          </table:table-cell>
        </table:table-row>
        <table:table-row table:style-name="ro2">
          <table:table-cell office:value-type="string">
            <text:p>Buggé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Abs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/>
    </style:style>
    <style:style style:name="KO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16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10-14T16:18:56</dc:date>
    <meta:editing-duration>PT00H16M39S</meta:editing-duration>
    <meta:editing-cycles>1</meta:editing-cycles>
    <meta:document-statistic meta:table-count="2" meta:cell-count="603" meta:object-count="0"/>
  </office:meta>
</office:document-meta>
</file>